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9000021A2000029ED8DE1E1F5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4b68"/>
    </style:style>
    <style:style style:name="T1" style:family="text">
      <style:text-properties officeooo:rsid="00054b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MF test</text:span></text:p>
      <text:p text:style-name="P1"><draw:frame draw:style-name="fr1" draw:name="graphics1" text:anchor-type="paragraph" svg:width="8.61cm" svg:height="10.733cm" draw:z-index="0"><draw:image xlink:href="Pictures/200000A9000021A2000029ED8DE1E1F5.wmf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Holloway</meta:initial-creator>
    <meta:creation-date>2011-03-22T22:43:24</meta:creation-date>
    <meta:document-statistic meta:table-count="0" meta:image-count="1" meta:object-count="0" meta:page-count="1" meta:paragraph-count="1" meta:word-count="2" meta:character-count="8"/>
    <dc:date>2011-03-22T22:45:34</dc:date>
    <dc:creator>Matthew Holloway</dc:creator>
    <meta:editing-duration>PT00H02M12S</meta:editing-duration>
    <meta:editing-cycles>1</meta:editing-cycles>
    <meta:generator>OpenOffice.org/3.2$Linux OpenOffice.org_project/320m19$Build-9505</meta:generator>
  </office:meta>
</office:document-meta>
</file>